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8.341cm"/>
    </style:style>
    <style:style style:name="co2" style:family="table-column">
      <style:table-column-properties fo:break-before="auto" style:column-width="12.102cm"/>
    </style:style>
    <style:style style:name="co3" style:family="table-column">
      <style:table-column-properties fo:break-before="auto" style:column-width="17.10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6.318cm" fo:break-before="auto" style:use-optimal-row-height="true"/>
    </style:style>
    <style:style style:name="ro3" style:family="table-row">
      <style:table-row-properties style:row-height="1.513cm" fo:break-before="auto" style:use-optimal-row-height="false"/>
    </style:style>
    <style:style style:name="ro4" style:family="table-row">
      <style:table-row-properties style:row-height="4.84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wrap-option="wrap"/>
      <style:text-properties fo:font-size="15pt" style:font-size-asian="15pt" style:font-size-complex="15pt"/>
    </style:style>
    <style:style style:name="ce5" style:family="table-cell" style:parent-style-name="Default">
      <style:table-cell-properties fo:wrap-option="no-wrap"/>
      <style:text-properties fo:color="#1b167e" fo:font-size="15pt" style:font-size-asian="15pt" style:font-size-complex="15pt"/>
    </style:style>
    <style:style style:name="ce3" style:family="table-cell" style:parent-style-name="Default">
      <style:text-properties fo:font-size="15pt" style:font-size-asian="15pt" style:font-size-complex="15pt"/>
    </style:style>
    <style:style style:name="ce7" style:family="table-cell" style:parent-style-name="Default">
      <style:table-cell-properties fo:wrap-option="wrap" style:vertical-align="top"/>
      <style:text-properties fo:font-size="15pt" style:font-size-asian="15pt" style:font-size-complex="15pt"/>
    </style:style>
    <style:style style:name="gr1" style:family="graphic" style:parent-style-name="Note">
      <style:graphic-properties fo:min-height="3.8cm" loext:decorative="false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1" style:family="paragraph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Monospace" fo:font-size="12pt" style:font-name-asian="Monospace" style:font-name-complex="Monospace" style:font-size-asian="12pt" style:font-size-complex="12pt"/>
    </style:style>
    <style:style style:name="T3" style:family="text">
      <style:text-properties fo:color="#ff174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number-columns-repeated="16381" table:default-cell-style-name="ce3"/>
        <table:table-row table:style-name="ro1">
          <table:table-cell table:style-name="ce1" office:value-type="string" calcext:value-type="string">
            <text:p>1° conversa</text:p>
          </table:table-cell>
          <table:table-cell table:style-name="ce1" office:value-type="string" calcext:value-type="string">
            <text:p>Subconversa ou pergunta dentro do princip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office:annotation office:display="true" draw:style-name="gr1" draw:text-style-name="P1" svg:width="8.059cm" svg:height="4cm" svg:x="21.743cm" svg:y="1.509cm" draw:caption-point-x="-3.412cm" draw:caption-point-y="-0.845cm">
              <dc:creator>Unknown Author</dc:creator>
              <dc:date>2025-06-15T18:16:00</dc:date>
              <text:p text:style-name="P1"><text:span text:style-name="T1">ESPERANDO…</text:span></text:p>
              <text:p text:style-name="P1"><text:span text:style-name="T1"/></text:p>
            </office:annotation>
            <text:p>Eu tenho um próximo desafio: Assim como implantamos o sistema de segurança para login e logout, agora, preciso criar um filtro para todas as apis e requisições que chegarem no servidor. Que que existe um filto à parte o nome de classe se chama “InterceptorFilterSecurity”, na interceptação quero que esse filtro valide o tokien do usuario atual logado e o status do usuario na tabela “gerenciador_de_acesso_de_usuario” na coluna “status_login” do tipo boolean, a solicitação só pode ser respondida se o tokien for igual ao da sessão que ele logou e o “status_login” seja true, do contrário entra em exception notificando o usuario com codigo http e uma resposta no corpo “Falha de autenticação de usuario – faça o login novamente”</text:p>
          </table:table-cell>
          <table:table-cell table:number-columns-repeated="16383"/>
        </table:table-row>
        <table:table-row table:style-name="ro3">
          <table:table-cell/>
          <table:table-cell table:style-name="ce5" office:value-type="string" calcext:value-type="string">
            <text:p/>
            <text:p><text:span text:style-name="T2">java.lang.RuntimeException: Token JWT inválido ou expirado!</text:span></text:p>
            <text:p><text:tab/><text:span text:style-name="T2">at br.com.psicologia.marcia.security.JwtAuthenticationFilter.doFilterInternal(JwtAuthenticationFilter.java:78) ~[classes/:na]</text:span></text:p>
            <text:p><text:tab/><text:span text:style-name="T2">at org.springframework.web.filter.OncePerRequestFilter.doFilter(OncePerRequestFilter.java:116) ~[spring-web-6.1.10.jar:6.1.10]</text:span></text:p>
            <text:p><text:tab/><text:span text:style-name="T2">at org.springframework.security.web.FilterChainProxy$VirtualFilterChain.doFilter(FilterChainProxy.java:374) ~[spring-security-web-6.3.1.jar:6.3.1]</text:span></text:p>
            <text:p><text:tab/><text:span text:style-name="T2">at org.springframework.security.web.authentication.logout.LogoutFilter.doFilter(LogoutFilter.java:107) ~[spring-security-web-6.3.1.jar:6.3.1]</text:span></text:p>
            <text:p><text:tab/><text:span text:style-name="T2">at org.springframework.security.web.authentication.logout.LogoutFilter.doFilter(LogoutFilter.java:93) ~[spring-security-web-6.3.1.jar:6.3.1]</text:span></text:p>
            <text:p><text:tab/><text:span text:style-name="T2">at org.springframework.security.web.FilterChainProxy$VirtualFilterChain.doFilter(FilterChainProxy.java:374) ~[spring-security-web-6.3.1.jar:6.3.1]</text:span></text:p>
            <text:p><text:tab/><text:span text:style-name="T2">at org.springframework.security.web.header.HeaderWriterFilter.doHeadersAfter(HeaderWriterFilter.java:90) ~[spring-security-web-6.3.1.jar:6.3.1]</text:span></text:p>
            <text:p><text:tab/><text:span text:style-name="T2">at org.springframework.security.web.header.HeaderWriterFilter.doFilterInternal(HeaderWriterFilter.java:75) ~[spring-security-web-6.3.1.jar:6.3.1]</text:span></text:p>
            <text:p><text:tab/><text:span text:style-name="T2">at org.springframework.web.filter.OncePerRequestFilter.doFilter(OncePerRequestFilter.java:116) ~[spring-web-6.1.10.jar:6.1.10]</text:span></text:p>
            <text:p><text:tab/><text:span text:style-name="T2">at org.springframework.security.web.FilterChainProxy$VirtualFilterChain.doFilter(FilterChainProxy.java:374) ~[spring-security-web-6.3.1.jar:6.3.1]</text:span></text:p>
            <text:p><text:tab/><text:span text:style-name="T2">at org.springframework.security.web.context.SecurityContextHolderFilter.doFilter(SecurityContextHolderFilter.java:82) ~[spring-security-web-6.3.1.jar:6.3.1]</text:span></text:p>
            <text:p><text:tab/><text:span text:style-name="T2">at org.springframework.security.web.context.SecurityContextHolderFilter.doFilter(SecurityContextHolderFilter.java:69) ~[spring-security-web-6.3.1.jar:6.3.1]</text:span></text:p>
            <text:p><text:tab/><text:span text:style-name="T2">at org.springframework.security.web.FilterChainProxy$VirtualFilterChain.doFilter(FilterChainProxy.java:374) ~[spring-security-web-6.3.1.jar:6.3.1]</text:span></text:p>
            <text:p><text:tab/><text:span text:style-name="T2">at org.springframework.security.web.context.request.async.WebAsyncManagerIntegrationFilter.doFilterInternal(WebAsyncManagerIntegrationFilter.java:62) ~[spring-security-web-6.3.1.jar:6.3.1]</text:span></text:p>
            <text:p><text:tab/><text:span text:style-name="T2">at org.springframework.web.filter.OncePerRequestFilter.doFilter(OncePerRequestFilter.java:116) ~[spring-web-6.1.10.jar:6.1.10]</text:span></text:p>
            <text:p><text:tab/><text:span text:style-name="T2">at org.springframework.security.web.FilterChainProxy$VirtualFilterChain.doFilter(FilterChainProxy.java:374) ~[spring-security-web-6.3.1.jar:6.3.1]</text:span></text:p>
            <text:p><text:tab/><text:span text:style-name="T2">at org.springframework.security.web.session.DisableEncodeUrlFilter.doFilterInternal(DisableEncodeUrlFilter.java:42) ~[spring-security-web-6.3.1.jar:6.3.1]</text:span></text:p>
            <text:p><text:tab/><text:span text:style-name="T2">at org.springframework.web.filter.OncePerRequestFilter.doFilter(OncePerRequestFilter.java:116) ~[spring-web-6.1.10.jar:6.1.10]</text:span></text:p>
            <text:p><text:tab/><text:span text:style-name="T2">at org.springframework.security.web.FilterChainProxy$VirtualFilterChain.doFilter(FilterChainProxy.java:374) ~[spring-security-web-6.3.1.jar:6.3.1]</text:span></text:p>
            <text:p><text:tab/><text:span text:style-name="T2">at org.springframework.security.web.FilterChainProxy.doFilterInternal(FilterChainProxy.java:233) ~[spring-security-web-6.3.1.jar:6.3.1]</text:span></text:p>
            <text:p><text:tab/><text:span text:style-name="T2">at org.springframework.security.web.FilterChainProxy.doFilter(FilterChainProxy.java:191) ~[spring-security-web-6.3.1.jar:6.3.1]</text:span></text:p>
            <text:p><text:tab/><text:span text:style-name="T2">at org.springframework.web.filter.CompositeFilter$VirtualFilterChain.doFilter(CompositeFilter.java:113) ~[spring-web-6.1.10.jar:6.1.10]</text:span></text:p>
            <text:p><text:tab/><text:span text:style-name="T2">at org.springframework.web.servlet.handler.HandlerMappingIntrospector.lambda$createCacheFilter$3(HandlerMappingIntrospector.java:195) ~[spring-webmvc-6.1.10.jar:6.1.10]</text:span></text:p>
            <text:p><text:tab/><text:span text:style-name="T2">at org.springframework.web.filter.CompositeFilter$VirtualFilterChain.doFilter(CompositeFilter.java:113) ~[spring-web-6.1.10.jar:6.1.10]</text:span></text:p>
            <text:p><text:tab/><text:span text:style-name="T2">at org.springframework.web.filter.CompositeFilter.doFilter(CompositeFilter.java:74) ~[spring-web-6.1.10.jar:6.1.10]</text:span></text:p>
            <text:p><text:tab/><text:span text:style-name="T2">at org.springframework.security.config.annotation.web.configuration.WebMvcSecurityConfiguration$CompositeFilterChainProxy.doFilter(WebMvcSecurityConfiguration.java:230) ~[spring-security-config-6.3.1.jar:6.3.1]</text:span></text:p>
            <text:p><text:tab/><text:span text:style-name="T2">at org.springframework.web.filter.DelegatingFilterProxy.invokeDelegate(DelegatingFilterProxy.java:352) ~[spring-web-6.1.10.jar:6.1.10]</text:span></text:p>
            <text:p><text:tab/><text:span text:style-name="T2">at org.springframework.web.filter.DelegatingFilterProxy.doFilter(DelegatingFilterProxy.java:268) ~[spring-web-6.1.10.jar:6.1.10]</text:span></text:p>
            <text:p><text:tab/><text:span text:style-name="T2">at org.apache.catalina.core.ApplicationFilterChain.internalDoFilter(ApplicationFilterChain.java:164) ~[tomcat-embed-core-10.1.25.jar:10.1.25]</text:span></text:p>
            <text:p><text:tab/><text:span text:style-name="T2">at org.apache.catalina.core.ApplicationFilterChain.doFilter(ApplicationFilterChain.java:140) ~[tomcat-embed-core-10.1.25.jar:10.1.25]</text:span></text:p>
            <text:p><text:tab/><text:span text:style-name="T2">at org.springframework.web.filter.RequestContextFilter.doFilterInternal(RequestContextFilter.java:100) ~[spring-web-6.1.10.jar:6.1.10]</text:span></text:p>
            <text:p><text:tab/><text:span text:style-name="T2">at org.springframework.web.filter.OncePerRequestFilter.doFilter(OncePerRequestFilter.java:116) ~[spring-web-6.1.10.jar:6.1.10]</text:span></text:p>
            <text:p><text:tab/><text:span text:style-name="T2">at org.apache.catalina.core.ApplicationFilterChain.internalDoFilter(ApplicationFilterChain.java:164) ~[tomcat-embed-core-10.1.25.jar:10.1.25]</text:span></text:p>
            <text:p><text:tab/><text:span text:style-name="T2">at org.apache.catalina.core.ApplicationFilterChain.doFilter(ApplicationFilterChain.java:140) ~[tomcat-embed-core-10.1.25.jar:10.1.25]</text:span></text:p>
            <text:p><text:tab/><text:span text:style-name="T2">at org.springframework.web.filter.FormContentFilter.doFilterInternal(FormContentFilter.java:93) ~[spring-web-6.1.10.jar:6.1.10]</text:span></text:p>
            <text:p><text:tab/><text:span text:style-name="T2">at org.springframework.web.filter.OncePerRequestFilter.doFilter(OncePerRequestFilter.java:116) ~[spring-web-6.1.10.jar:6.1.10]</text:span></text:p>
            <text:p><text:tab/><text:span text:style-name="T2">at org.apache.catalina.core.ApplicationFilterChain.internalDoFilter(ApplicationFilterChain.java:164) ~[tomcat-embed-core-10.1.25.jar:10.1.25]</text:span></text:p>
            <text:p><text:tab/><text:span text:style-name="T2">at org.apache.catalina.core.ApplicationFilterChain.doFilter(ApplicationFilterChain.java:140) ~[tomcat-embed-core-10.1.25.jar:10.1.25]</text:span></text:p>
            <text:p><text:tab/><text:span text:style-name="T2">at org.springframework.web.filter.CharacterEncodingFilter.doFilterInternal(CharacterEncodingFilter.java:201) ~[spring-web-6.1.10.jar:6.1.10]</text:span></text:p>
            <text:p><text:tab/><text:span text:style-name="T2">at org.springframework.web.filter.OncePerRequestFilter.doFilter(OncePerRequestFilter.java:116) ~[spring-web-6.1.10.jar:6.1.10]</text:span></text:p>
            <text:p><text:tab/><text:span text:style-name="T2">at org.apache.catalina.core.ApplicationFilterChain.internalDoFilter(ApplicationFilterChain.java:164) ~[tomcat-embed-core-10.1.25.jar:10.1.25]</text:span></text:p>
            <text:p><text:tab/><text:span text:style-name="T2">at org.apache.catalina.core.ApplicationFilterChain.doFilter(ApplicationFilterChain.java:140) ~[tomcat-embed-core-10.1.25.jar:10.1.25]</text:span></text:p>
            <text:p><text:tab/><text:span text:style-name="T2">at br.com.psicologia.marcia.filter.CorsFilter.doFilter(CorsFilter.java:61) ~[classes/:na]</text:span></text:p>
            <text:p><text:tab/><text:span text:style-name="T2">at org.apache.catalina.core.ApplicationFilterChain.internalDoFilter(ApplicationFilterChain.java:164) ~[tomcat-embed-core-10.1.25.jar:10.1.25]</text:span></text:p>
            <text:p><text:tab/><text:span text:style-name="T2">at org.apache.catalina.core.ApplicationFilterChain.doFilter(ApplicationFilterChain.java:140) ~[tomcat-embed-core-10.1.25.jar:10.1.25]</text:span></text:p>
            <text:p><text:tab/><text:span text:style-name="T2">at org.apache.catalina.core.StandardWrapperValve.invoke(StandardWrapperValve.java:167) ~[tomcat-embed-core-10.1.25.jar:10.1.25]</text:span></text:p>
            <text:p><text:tab/><text:span text:style-name="T2">at org.apache.catalina.core.StandardContextValve.invoke(StandardContextValve.java:90) ~[tomcat-embed-core-10.1.25.jar:10.1.25]</text:span></text:p>
            <text:p><text:tab/><text:span text:style-name="T2">at org.apache.catalina.authenticator.AuthenticatorBase.invoke(AuthenticatorBase.java:482) ~[tomcat-embed-core-10.1.25.jar:10.1.25]</text:span></text:p>
            <text:p><text:tab/><text:span text:style-name="T2">at org.apache.catalina.core.StandardHostValve.invoke(StandardHostValve.java:115) ~[tomcat-embed-core-10.1.25.jar:10.1.25]</text:span></text:p>
            <text:p><text:tab/><text:span text:style-name="T2">at org.apache.catalina.valves.ErrorReportValve.invoke(ErrorReportValve.java:93) ~[tomcat-embed-core-10.1.25.jar:10.1.25]</text:span></text:p>
            <text:p><text:tab/><text:span text:style-name="T2">at org.apache.catalina.core.StandardEngineValve.invoke(StandardEngineValve.java:74) ~[tomcat-embed-core-10.1.25.jar:10.1.25]</text:span></text:p>
            <text:p><text:tab/><text:span text:style-name="T2">at org.apache.catalina.connector.CoyoteAdapter.service(CoyoteAdapter.java:344) ~[tomcat-embed-core-10.1.25.jar:10.1.25]</text:span></text:p>
            <text:p><text:tab/><text:span text:style-name="T2">at org.apache.coyote.http11.Http11Processor.service(Http11Processor.java:389) ~[tomcat-embed-core-10.1.25.jar:10.1.25]</text:span></text:p>
            <text:p><text:tab/><text:span text:style-name="T2">at org.apache.coyote.AbstractProcessorLight.process(AbstractProcessorLight.java:63) ~[tomcat-embed-core-10.1.25.jar:10.1.25]</text:span></text:p>
            <text:p><text:tab/><text:span text:style-name="T2">at org.apache.coyote.AbstractProtocol$ConnectionHandler.process(AbstractProtocol.java:904) ~[tomcat-embed-core-10.1.25.jar:10.1.25]</text:span></text:p>
            <text:p><text:tab/><text:span text:style-name="T2">at org.apache.tomcat.util.net.NioEndpoint$SocketProcessor.doRun(NioEndpoint.java:1741) ~[tomcat-embed-core-10.1.25.jar:10.1.25]</text:span></text:p>
            <text:p><text:tab/><text:span text:style-name="T2">at org.apache.tomcat.util.net.SocketProcessorBase.run(SocketProcessorBase.java:52) ~[tomcat-embed-core-10.1.25.jar:10.1.25]</text:span></text:p>
            <text:p><text:tab/><text:span text:style-name="T2">at org.apache.tomcat.util.threads.ThreadPoolExecutor.runWorker(ThreadPoolExecutor.java:1190) ~[tomcat-embed-core-10.1.25.jar:10.1.25]</text:span></text:p>
            <text:p><text:tab/><text:span text:style-name="T2">at org.apache.tomcat.util.threads.ThreadPoolExecutor$Worker.run(ThreadPoolExecutor.java:659) ~[tomcat-embed-core-10.1.25.jar:10.1.25]</text:span></text:p>
            <text:p><text:tab/><text:span text:style-name="T2">at org.apache.tomcat.util.threads.TaskThread$WrappingRunnable.run(TaskThread.java:63) ~[tomcat-embed-core-10.1.25.jar:10.1.25]</text:span></text:p>
            <text:p><text:tab/><text:span text:style-name="T2">at java.base/java.lang.Thread.run(Thread.java:833) ~[na:na]</text:span></text:p>
            <text:p><text:span text:style-name="T2">Caused by: java.lang.RuntimeException: Usuário deslogado no banco. Acesso negado.</text:span></text:p>
            <text:p><text:tab/><text:span text:style-name="T2">at br.com.psicologia.marcia.security.JwtAuthenticationFilter.doFilterInternal(JwtAuthenticationFilter.java:74) ~[classes/:na]</text:span></text:p>
            <text:p><text:tab/><text:span text:style-name="T2">... 60 common frames omitted</text:span></text:p>
          </table:table-cell>
          <table:table-cell table:number-columns-repeated="16382"/>
        </table:table-row>
        <table:table-row table:style-name="ro4">
          <table:table-cell/>
          <table:table-cell office:value-type="string" calcext:value-type="string">
            <text:p>Fui tentar fazer um teste de logoof no angula diretamente no projeto frontend e deu esse erro. Precisamos saber se o angular no login está guardando o tokien no storage no momento do login para poder fazer uso dele durante o uso da aplicação e também no loggof para poder enviar o tokien como necessário para processar o logoff no spring security</text:p>
          </table:table-cell>
          <table:table-cell table:style-name="ce7" office:value-type="string" calcext:value-type="string">
            <text:p><text:span text:style-name="T3">Próxima resposta</text:span>: Ele está deslogando normalmente conferido pelo banco, porém esse errro está sendo retornado, temos que corrigir</text:p>
          </table:table-cell>
          <table:table-cell table:number-columns-repeated="16381"/>
        </table:table-row>
        <table:table-row table:style-name="ro1" table:number-rows-repeated="104857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5">00/00/0000</text:date>, <text:time style:data-style-name="N2" text:time-value="18:02:29.7508127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14T20:43:07.447286892</meta:creation-date>
    <meta:generator>LibreOffice/25.2.3.2$Linux_X86_64 LibreOffice_project/520$Build-2</meta:generator>
    <dc:date>2025-06-15T18:19:09.347225635</dc:date>
    <meta:editing-duration>PT50M51S</meta:editing-duration>
    <meta:editing-cycles>3</meta:editing-cycles>
    <meta:document-statistic meta:table-count="1" meta:cell-count="6" meta:object-count="0"/>
  </office:meta>
</office:document-meta>
</file>